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309892342974064715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256582852721985214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604625353857157236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7.5<text:span text:style-name="T1">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>Later in the day I ran a half mile and walked a mile both at a good pace.</text:p>
      <text:p text:style-name="P8"/>
      <text:p text:style-name="P8">Mon 4/18/16: <text:span text:style-name="T1">5 miles</text:span></text:p>
      <text:p text:style-name="P8">I ran 5 miles on somewhat hilly roads. <text:s/>Time: 44:30 or 8:54/mi.</text:p>
      <text:p text:style-name="P8">Splits: 9:15, 9:10, 9:17, 8:40, 8:09</text:p>
      <text:p text:style-name="P8"/>
      <text:p text:style-name="P8">Tues 4/19/16: <text:span text:style-name="T1">4 miles</text:span></text:p>
      <text:p text:style-name="P8">I ran 1 mile to the track, walked and ran 2 miles in the track and 1 mile home.</text:p>
      <text:p text:style-name="P8">Splits: 10:15, 22:56, 10:20</text:p>
      <text:p text:style-name="P8">The middle 2 miles included about 4 and a half minutes of walking.</text:p>
      <text:p text:style-name="P8"/>
      <text:p text:style-name="P8">Fri 4/15/16: <text:span text:style-name="T1">33.2 miles</text:span></text:p>
      <text:p text:style-name="P8">I ran on the Allegheny College track practicing my pace for the MTD 12 hour in 4 weeks. <text:s/></text:p>
      <text:p text:style-name="P8">In 6 hours I ran and walked 53.4 kilometers. <text:s/>This is a good deal further than last Friday mainly because I drank 160 ounces of fluid today which is a lot more than last Friday. <text:s/>Both times it was hot on the track. 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1T10:26:27.09</dc:date>
    <dc:creator>James Lombardi</dc:creator>
    <meta:editing-duration>PT15H51M57S</meta:editing-duration>
    <meta:editing-cycles>75</meta:editing-cycles>
    <meta:document-statistic meta:table-count="0" meta:image-count="0" meta:object-count="0" meta:page-count="9" meta:paragraph-count="285" meta:word-count="2993" meta:character-count="15069"/>
  </office:meta>
</office:document-meta>
</file>